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de Exception Handling Talk Notes</text:p>
      <text:p text:style-name="Standard">NodePDX</text:p>
      <text:p text:style-name="Standard">May 2013</text:p>
      <text:h text:style-name="Heading_20_1" text:outline-level="1">Error Handling in Node.js</text:h>
      <text:p text:style-name="Text_20_body">Thanks for coming, thank you to the organizers for putting it on.</text:p>
      <text:p text:style-name="Text_20_body">How exceptions in Node differ from other languages and what to do about it.</text:p>
      <text:p text:style-name="Text_20_body">I’m not a Node expert, but I had to figure this out recently, so I thought I’d share. Please feel free to suggest improvements when I get to Questions.</text:p>
      <text:h text:style-name="Heading_20_1" text:outline-level="1">Laugh Track Server</text:h>
      <text:p text:style-name="Text_20_body">Didn’t have time to add jokes to my talk. Fortunately it’s being recorded, so I wrote a Node app to re-encode the audio and add laugh tracks at various points.</text:p>
      <text:p text:style-name="Text_20_body">It’s asynchronous of course: It returns a 200 immediately, then when the audio job is finished it sends an HTTP POST back to the front-end server.</text:p>
      <text:p text:style-name="Text_20_body">If the server crashes, we want:</text:p>
      <text:list xml:id="list2009906862" text:style-name="L2">
        <text:list-item>
          <text:p text:style-name="P2">future requests to get served</text:p>
        </text:list-item>
        <text:list-item>
          <text:p text:style-name="P2">other current requests to get served</text:p>
        </text:list-item>
        <text:list-item>
          <text:p text:style-name="P2">the web callback to still happen</text:p>
        </text:list-item>
        <text:list-item>
          <text:p text:style-name="P2">to still the full stack trace</text:p>
        </text:list-item>
      </text:list>
      <text:p text:style-name="Text_20_body">Or in other words:</text:p>
      <text:list xml:id="list1879524114" text:style-name="L3">
        <text:list-item>
          <text:p text:style-name="P3">Don’t die</text:p>
        </text:list-item>
        <text:list-item>
          <text:p text:style-name="P3">Show a full stack trace</text:p>
        </text:list-item>
      </text:list>
      <text:p text:style-name="Text_20_body">These require a different approach than in other languages.</text:p>
      <text:h text:style-name="Heading_20_1" text:outline-level="1">No error handling</text:h>
      <text:p text:style-name="Text_20_body">Encodes at three different quality levels, producing three output files.</text:p>
      <text:p text:style-name="Text_20_body">Delegates most of the work to laugh.rb.</text:p>
      <text:p text:style-name="Text_20_body">That gives us one asynchronous callback. We could have many others, e.g. by keeping the file around and using fs to check for it. We want our error <text:soft-page-break/>handling code to live in just one place.</text:p>
      <text:p text:style-name="Text_20_body">No error handling: just throw if we get an error.</text:p>
      <text:h text:style-name="Heading_20_1" text:outline-level="1">Callbacks vs. Stack</text:h>
      <text:p text:style-name="Text_20_body">This is our stack trace with no error handling. Not much info!</text:p>
      <text:p text:style-name="Text_20_body">There is nothing here about encodeLaughTracks or even handling a request.</text:p>
      <text:p text:style-name="Text_20_body">For any asynchronous callback, you get a fresh stack when the asynchronous job emits an event. This is the crucial difference!</text:p>
      <text:p text:style-name="Text_20_body">Implications:</text:p>
      <text:list xml:id="list1466751119" text:style-name="L4">
        <text:list-item>
          <text:p text:style-name="P4">no stack to unwind</text:p>
        </text:list-item>
        <text:list-item>
          <text:p text:style-name="P4">no context about what led to the error</text:p>
        </text:list-item>
        <text:list-item>
          <text:p text:style-name="P4">no way to bubble errors up to a higher level</text:p>
        </text:list-item>
      </text:list>
      <text:p text:style-name="Text_20_body">Replace “if (error) throw error”?</text:p>
      <text:list xml:id="list933310800" text:style-name="L5">
        <text:list-item>
          <text:p text:style-name="P5">C-style error handling.</text:p>
        </text:list-item>
        <text:list-item>
          <text:p text:style-name="P5">verbose, clutters your code.</text:p>
        </text:list-item>
        <text:list-item>
          <text:p text:style-name="P5">your libraries still might throw exceptions</text:p>
        </text:list-item>
      </text:list>
      <text:p text:style-name="Text_20_body">Oh, also our server is now dead, so all current &amp; future requests will fail.</text:p>
      <text:h text:style-name="Heading_20_1" text:outline-level="1">forever.js?</text:h>
      <text:p text:style-name="Text_20_body">forever is a process manager to restart node when it dies.</text:p>
      <text:p text:style-name="Text_20_body">At least future requests will get served.</text:p>
      <text:p text:style-name="Text_20_body">Not really adequate.</text:p>
      <text:h text:style-name="Heading_20_1" text:outline-level="1">listen for uncaughtException?</text:h>
      <text:p text:style-name="Text_20_body">uncaughtException event. Global event handler.</text:p>
      <text:list xml:id="list1742781830" text:style-name="L6">
        <text:list-item>
          <text:p text:style-name="P6">Still no context about the error.</text:p>
        </text:list-item>
        <text:list-item>
          <text:p text:style-name="P6">Leaves the server in an unknown state.</text:p>
        </text:list-item>
        <text:list-item>
          <text:p text:style-name="P6">May leak memory.</text:p>
        </text:list-item>
        <text:list-item>
          <text:p text:style-name="P6"><text:soft-page-break/>Deprecated.</text:p>
        </text:list-item>
      </text:list>
      <text:h text:style-name="Heading_20_1" text:outline-level="1">try catch?</text:h>
      <text:p text:style-name="Text_20_body">Sorry, no stack!</text:p>
      <text:h text:style-name="Heading_20_1" text:outline-level="1">Domains</text:h>
      <text:p text:style-name="Text_20_body">Domains are an attempt to solve this.</text:p>
      <text:p text:style-name="Text_20_body">Since Node 0.8.</text:p>
      <text:p text:style-name="Text_20_body">Require library support, but this has gotten quite good.</text:p>
      <text:p text:style-name="Text_20_body">API may change.</text:p>
      <text:p text:style-name="Text_20_body">What do they do? Error callbacks are not global but “scoped.”</text:p>
      <text:h text:style-name="Heading_20_1" text:outline-level="1">Domains (2, source code)</text:h>
      <text:p text:style-name="Text_20_body">We create a separate Domain for each request.</text:p>
      <text:p text:style-name="Text_20_body">Easily to give a central error-handling block.</text:p>
      <text:p text:style-name="Text_20_body">For our web callback, we know which request failed.</text:p>
      <text:p text:style-name="Text_20_body">BUT:</text:p>
      <text:list xml:id="list943118534" text:style-name="L7">
        <text:list-item>
          <text:p text:style-name="P7">can still leave an undefined state</text:p>
        </text:list-item>
        <text:list-item>
          <text:p text:style-name="P7">can still leak memory</text:p>
        </text:list-item>
        <text:list-item>
          <text:p text:style-name="P7">there still must restart the server</text:p>
        </text:list-item>
        <text:list-item>
          <text:p text:style-name="P7">still no stacktrace</text:p>
        </text:list-item>
      </text:list>
      <text:p text:style-name="Text_20_body">But we’re partway there!</text:p>
      <text:h text:style-name="Heading_20_1" text:outline-level="1">Cluster + Domains</text:h>
      <text:p text:style-name="Text_20_body">Cluster is another Node library, used to run multiple processes.</text:p>
      <text:p text:style-name="Text_20_body">Master ps and child pses.</text:p>
      <text:p text:style-name="Text_20_body">Intended to utilize all cores, but you’re probably doing this anyway.</text:p>
      <text:p text:style-name="Text_20_body">Our use:</text:p>
      <text:list xml:id="list334241354" text:style-name="L8">
        <text:list-item>
          <text:p text:style-name="P8"><text:soft-page-break/>kill just the ps that error’d</text:p>
        </text:list-item>
        <text:list-item>
          <text:p text:style-name="P8">give other requests on that ps time to finish</text:p>
        </text:list-item>
      </text:list>
      <text:h text:style-name="Heading_20_1" text:outline-level="1">Just Cluster</text:h>
      <text:p text:style-name="Text_20_body">Code for just cluster (no domains). Typical forking code with a branch for master and child.</text:p>
      <text:p text:style-name="Text_20_body">Children run the server, master listens for exit events.</text:p>
      <text:h text:style-name="Heading_20_1" text:outline-level="1">Cluster + Domains (2, source code)</text:h>
      <text:p text:style-name="Text_20_body">(Full code is on Github; see References at the end)</text:p>
      <text:p text:style-name="Text_20_body">Master section is the same, except listening for disconnect instead of exit. (Below you can see that we disconnect, wait a while, then exit.)</text:p>
      <text:p text:style-name="Text_20_body">Child starts a domain for each request, and on error replaces itself.</text:p>
      <text:p text:style-name="Text_20_body">Domains and “binding”:</text:p>
      <text:list xml:id="list1093699118" text:style-name="L9">
        <text:list-item>
          <text:p text:style-name="P9">If a Domain already exists, then any EventEmitter you create is automatically bound to it.</text:p>
        </text:list-item>
        <text:list-item>
          <text:p text:style-name="P9">If the EventEmitter gets created first, you need to bind it to the domain manually.</text:p>
        </text:list-item>
      </text:list>
      <text:p text:style-name="Text_20_body">Now we have safe error handling!:</text:p>
      <text:list xml:id="list1779024341" text:style-name="L10">
        <text:list-item>
          <text:p text:style-name="P10">current requests finish</text:p>
        </text:list-item>
        <text:list-item>
          <text:p text:style-name="P10">webhooks get called</text:p>
        </text:list-item>
        <text:list-item>
          <text:p text:style-name="P10">future requests get served</text:p>
        </text:list-item>
      </text:list>
      <text:h text:style-name="Heading_20_1" text:outline-level="1">Full Stack Traces with longjohn</text:h>
      <text:p text:style-name="Text_20_body">Node library on Github by Matt Insler.</text:p>
      <text:p text:style-name="Text_20_body">All you do is require it.</text:p>
      <text:p text:style-name="Text_20_body">There are some config options: look at Github.</text:p>
      <text:h text:style-name="Heading_20_1" text:outline-level="1"><text:soft-page-break/>longjohn stack trace</text:h>
      <text:p text:style-name="Text_20_body">It’s magic! There is our context: encodeLaughTracks, the exec call, the request handling callback, ...</text:p>
      <text:p text:style-name="Text_20_body">As much nesting as you want.</text:p>
      <text:h text:style-name="Heading_20_1" text:outline-level="1">References and Further Reading</text:h>
      <text:p text:style-name="Text_20_body">Here are links to:</text:p>
      <text:list xml:id="list1459417846" text:style-name="L1">
        <text:list-item>
          <text:p text:style-name="P1">the Node docs (very influential, but I changed a couple things)</text:p>
        </text:list-item>
        <text:list-item>
          <text:p text:style-name="P1">helpful blog posts (also very helpful, discussion of options)</text:p>
        </text:list-item>
        <text:list-item>
          <text:p text:style-name="P1">early discussion about adding long stack traces to Node</text:p>
        </text:list-item>
        <text:list-item>
          <text:p text:style-name="P1">the longjohn repo</text:p>
        </text:list-item>
        <text:list-item>
          <text:p text:style-name="P1">the repo for this talk with code, slides, and my notes.</text:p>
        </text:list-item>
      </text:list>
      <text:p text:style-name="Text_20_body">Thanks again! Any question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6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999999" fo:font-size="150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3-05-17T09:03:25</meta:creation-date>
    <dc:date>2013-05-17T09:42:52</dc:date>
    <dc:creator>paul </dc:creator>
    <meta:editing-duration>PT20M47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5" meta:paragraph-count="101" meta:word-count="785" meta:character-count="4387" meta:non-whitespace-character-count="3727"/>
  </office:meta>
</office:document-meta>
</file>